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05e" officeooo:paragraph-rsid="0018d05e"/>
    </style:style>
    <style:style style:name="P2" style:family="paragraph" style:parent-style-name="Standard">
      <style:text-properties fo:font-weight="bold" officeooo:rsid="0018d05e" officeooo:paragraph-rsid="0018d05e" style:font-weight-asian="bold" style:font-weight-complex="bold"/>
    </style:style>
    <style:style style:name="P3" style:family="paragraph" style:parent-style-name="Standard">
      <style:text-properties fo:font-weight="bold" officeooo:rsid="00197bca" officeooo:paragraph-rsid="00197b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 de trabajo para el trabajo semanal de 1 hora para el semestre 2024-2 <text:s text:c="3"/></text:p>
      <text:p text:style-name="P2"/>
      <text:p text:style-name="P3">1. Adecuar el computador de la Universidad y la memoria externa para el trabajo en local y la actualización del procesamiento y modelación de los datos meteorológicos y entomológicos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09:00:44.454220869</meta:creation-date>
    <dc:date>2024-08-01T09:04:13.033541598</dc:date>
    <meta:editing-duration>PT3M29S</meta:editing-duration>
    <meta:editing-cycles>2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2" meta:word-count="43" meta:character-count="260" meta:non-whitespace-character-count="215"/>
  </office:meta>
</office:document-meta>
</file>